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size="18pt" style:font-size-asian="18pt" style:font-size-complex="18pt"/>
    </style:style>
    <style:style style:name="P3" style:parent-style-name="Standard" style:family="paragraph">
      <style:paragraph-properties fo:line-height="150%"/>
      <style:text-properties fo:font-size="14pt" style:font-size-asian="14pt" style:font-size-complex="14pt"/>
    </style:style>
    <style:style style:name="P4" style:parent-style-name="Standard" style:family="paragraph">
      <style:paragraph-properties fo:line-height="150%"/>
      <style:text-properties fo:font-size="14pt" style:font-size-asian="14pt" style:font-size-complex="14pt"/>
    </style:style>
    <style:style style:name="P5" style:parent-style-name="Standard" style:family="paragraph">
      <style:paragraph-properties fo:line-height="150%"/>
      <style:text-properties fo:font-size="14pt" style:font-size-asian="14pt" style:font-size-complex="14pt"/>
    </style:style>
    <style:style style:name="P6" style:parent-style-name="Standard" style:family="paragraph">
      <style:paragraph-properties fo:line-height="150%"/>
      <style:text-properties fo:font-size="14pt" style:font-size-asian="14pt" style:font-size-complex="14pt"/>
    </style:style>
    <style:style style:name="P7" style:parent-style-name="Standard" style:family="paragraph">
      <style:paragraph-properties fo:line-height="150%"/>
      <style:text-properties fo:font-size="14pt" style:font-size-asian="14pt" style:font-size-complex="14pt"/>
    </style:style>
    <style:style style:name="P8" style:parent-style-name="Standard" style:family="paragraph">
      <style:paragraph-properties fo:line-height="150%"/>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office:automatic-styles>
  <office:body>
    <office:text text:use-soft-page-breaks="true">
      <text:p text:style-name="P1"><text:tab/><text:tab/><text:tab/><text:tab/><text:s/><text:span text:style-name="T2">MINI PROJECT ABSTRACT</text:span></text:p>
      <text:p text:style-name="Standard"/>
      <text:p text:style-name="P3">The basic idea of our project is online voting system. The only user present is the voter. Each and every user has separate login credentials and once the voter gets logged in, several options of candidates are displayed. The voter can choose any candidate of his choice and cast his vote. Once the vote is casted the count of votes gets updated in the database. Since a single voter can cast only a single vote, once a voter casts his vote we disable the option of him casting the vote again thus avoiding any redundancy of votes.<text:s/>In order to stand in elections as a candidate, you need to register in the site. The statistics of previous elections are also maintained.<text:s/>Agendas of all the candidates are displayed on the website prior to the voting day.<text:s/>On the election day, we even show the percentage of votes casted.<text:s/></text:p>
      <text:p text:style-name="P4"/>
      <text:p text:style-name="P5"/>
      <text:p text:style-name="P6"/>
      <text:p text:style-name="P7"><text:tab/><text:tab/><text:tab/><text:tab/><text:tab/><text:tab/><text:tab/><text:tab/><text:tab/><text:tab/></text:p>
      <text:p text:style-name="P8"><text:tab/><text:tab/><text:tab/><text:tab/><text:tab/><text:tab/><text:tab/><text:tab/>SIGNATURE OF THE GUIDE</text:p>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TEEK KUMARSINGAMSETTY-18071a05g1</dc:creator>
    <meta:creation-date>2021-05-11T16:48:00Z</meta:creation-date>
    <dc:date>2021-05-17T13:30:00Z</dc:date>
    <meta:template xlink:href="Normal" xlink:type="simple"/>
    <meta:editing-cycles>3</meta:editing-cycles>
    <meta:editing-duration>PT1320S</meta:editing-duration>
    <meta:document-statistic meta:page-count="1" meta:paragraph-count="1" meta:word-count="133" meta:character-count="896" meta:row-count="6" meta:non-whitespace-character-count="764"/>
  </office:meta>
</office:document-meta>
</file>